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7" style:family="graphic" style:parent-style-name="standard">
      <style:graphic-properties draw:stroke="none" draw:fill="none" draw:fill-color="#cccccc" fo:min-height="0.434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text-align="center" fo:text-inden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>
      <style:paragraph-properties fo:text-align="center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margin-left="0cm" fo:margin-right="0cm" fo:text-inden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>
      <style:paragraph-properties fo:text-align="center"/>
    </style:style>
    <style:style style:name="T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9.788cm" svg:x="1.47cm" svg:y="2.6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.641cm" svg:height="0.806cm" svg:x="3.105cm" svg:y="2.595cm">
          <draw:text-box>
            <text:p text:style-name="P2">Core</text:p>
          </draw:text-box>
        </draw:frame>
        <draw:custom-shape draw:style-name="gr3" draw:text-style-name="P1" draw:layer="layout" svg:width="5.08cm" svg:height="9.788cm" svg:x="10.77cm" svg:y="2.6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2.018cm" svg:height="0.806cm" svg:x="12.405cm" svg:y="2.596cm">
          <draw:text-box>
            <text:p text:style-name="P2">Plugin</text:p>
          </draw:text-box>
        </draw:frame>
        <draw:custom-shape draw:style-name="gr4" draw:text-style-name="P5" draw:id="id1" draw:layer="layout" svg:width="4.445cm" svg:height="1.905cm" svg:x="11.095cm" svg:y="6.11cm">
          <text:p text:style-name="P4"><text:span text:style-name="T1">signal BaseInterface::</text:span></text:p>
          <text:p text:style-name="P4"><text:span text:style-name="T1">updatedObjec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id="id2" draw:layer="layout" svg:width="4.445cm" svg:height="0.939cm" svg:x="1.796cm" svg:y="6.585cm">
          <text:p text:style-name="P6"><text:span text:style-name="T2">Per plug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11.095cm" svg:y1="7.062cm" svg:x2="6.241cm" svg:y2="7.054cm" draw:start-shape="id1" draw:end-shape="id2" svg:d="m11095 7062h-2427v-8h-2427">
          <text:p/>
        </draw:connector>
        <draw:frame draw:style-name="gr7" draw:text-style-name="P6" draw:layer="layout" svg:width="1.349cm" svg:height="0.684cm" svg:x="8.134cm" svg:y="6.476cm">
          <draw:text-box>
            <text:p text:style-name="P6"><text:span text:style-name="T3">Emit</text:span></text:p>
          </draw:text-box>
        </draw:frame>
        <draw:frame draw:style-name="gr2" draw:text-style-name="P9" draw:layer="layout" svg:width="3.804cm" svg:height="0.806cm" svg:x="1.281cm" svg:y="1.335cm">
          <draw:text-box>
            <text:p text:style-name="P8"><text:span text:style-name="T4">Update object</text:span></text:p>
          </draw:text-box>
        </draw:frame>
        <draw:custom-shape draw:style-name="gr4" draw:text-style-name="P10" draw:id="id3" draw:layer="layout" svg:width="4.445cm" svg:height="1.299cm" svg:x="11.097cm" svg:y="3.712cm">
          <text:p text:style-name="P6"><text:span text:style-name="T2">Modified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3.319cm" svg:y1="5.011cm" svg:x2="13.317cm" svg:y2="6.11cm" draw:start-shape="id3" draw:end-shape="id1" draw:end-glue-point="0" svg:d="m13319 5011v549h-2v550">
          <text:p/>
        </draw:connector>
        <draw:custom-shape draw:style-name="gr4" draw:text-style-name="P5" draw:id="id4" draw:layer="layout" svg:width="4.445cm" svg:height="1.299cm" svg:x="11.098cm" svg:y="8.713cm">
          <text:p text:style-name="P4"><text:span text:style-name="T1">slot BaseInterface::</text:span></text:p>
          <text:p text:style-name="P4"><text:span text:style-name="T1">slotObjectUpdate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4.018cm" svg:y1="7.524cm" svg:x2="11.098cm" svg:y2="9.362cm" draw:start-shape="id2" draw:start-glue-point="6" draw:end-shape="id4" draw:end-glue-point="5" svg:d="m4018 7524v1838h7080">
          <text:p/>
        </draw:connector>
        <draw:frame draw:style-name="gr7" draw:text-style-name="P6" draw:layer="layout" svg:width="2.134cm" svg:height="0.684cm" svg:x="7.85cm" svg:y="8.776cm">
          <draw:text-box>
            <text:p text:style-name="P6"><text:span text:style-name="T3">Receive</text:span></text:p>
          </draw:text-box>
        </draw:frame>
        <draw:custom-shape draw:style-name="gr4" draw:text-style-name="P10" draw:id="id5" draw:layer="layout" svg:width="4.445cm" svg:height="1.299cm" svg:x="1.798cm" svg:y="10.713cm">
          <text:p text:style-name="P6"><text:span text:style-name="T2">Redraw sce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3.32cm" svg:y1="10.012cm" svg:x2="6.243cm" svg:y2="11.362cm" draw:start-shape="id4" draw:start-glue-point="6" draw:end-shape="id5" svg:d="m13320 10012v1350h-70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4T12:07:50</meta:creation-date>
    <dc:date>2009-02-04T12:16:51</dc:date>
    <meta:editing-cycles>8</meta:editing-cycles>
    <meta:editing-duration>PT9M1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